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406.06pt"/>
    </style:style>
    <style:style style:name="co7" style:family="table-column">
      <style:table-column-properties fo:break-before="auto" style:column-width="211.49pt"/>
    </style:style>
    <style:style style:name="co8" style:family="table-column">
      <style:table-column-properties fo:break-before="auto" style:column-width="167.5pt"/>
    </style:style>
    <style:style style:name="co9" style:family="table-column">
      <style:table-column-properties fo:break-before="auto" style:column-width="133.51pt"/>
    </style:style>
    <style:style style:name="co10" style:family="table-column">
      <style:table-column-properties fo:break-before="auto" style:column-width="135.04pt"/>
    </style:style>
    <style:style style:name="co11" style:family="table-column">
      <style:table-column-properties fo:break-before="auto" style:column-width="128.1pt"/>
    </style:style>
    <style:style style:name="co12" style:family="table-column">
      <style:table-column-properties fo:break-before="auto" style:column-width="145.9pt"/>
    </style:style>
    <style:style style:name="co13" style:family="table-column">
      <style:table-column-properties fo:break-before="auto" style:column-width="143.55pt"/>
    </style:style>
    <style:style style:name="co14" style:family="table-column">
      <style:table-column-properties fo:break-before="auto" style:column-width="104.2pt"/>
    </style:style>
    <style:style style:name="co15" style:family="table-column">
      <style:table-column-properties fo:break-before="auto" style:column-width="87.99pt"/>
    </style:style>
    <style:style style:name="co16" style:family="table-column">
      <style:table-column-properties fo:break-before="auto" style:column-width="82.54pt"/>
    </style:style>
    <style:style style:name="co17" style:family="table-column">
      <style:table-column-properties fo:break-before="auto" style:column-width="77.16pt"/>
    </style:style>
    <style:style style:name="co18" style:family="table-column">
      <style:table-column-properties fo:break-before="auto" style:column-width="88.75pt"/>
    </style:style>
    <style:style style:name="co19" style:family="table-column">
      <style:table-column-properties fo:break-before="auto" style:column-width="96.46pt"/>
    </style:style>
    <style:style style:name="co20" style:family="table-column">
      <style:table-column-properties fo:break-before="auto" style:column-width="91.05pt"/>
    </style:style>
    <style:style style:name="co21" style:family="table-column">
      <style:table-column-properties fo:break-before="auto" style:column-width="79.51pt"/>
    </style:style>
    <style:style style:name="co22" style:family="table-column">
      <style:table-column-properties fo:break-before="auto" style:column-width="76.39pt"/>
    </style:style>
    <style:style style:name="co23" style:family="table-column">
      <style:table-column-properties fo:break-before="auto" style:column-width="85.66pt"/>
    </style:style>
    <style:style style:name="co24" style:family="table-column">
      <style:table-column-properties fo:break-before="auto" style:column-width="81.81pt"/>
    </style:style>
    <style:style style:name="co25" style:family="table-column">
      <style:table-column-properties fo:break-before="auto" style:column-width="103.41pt"/>
    </style:style>
    <style:style style:name="co26" style:family="table-column">
      <style:table-column-properties fo:break-before="auto" style:column-width="95.7pt"/>
    </style:style>
    <style:style style:name="co27" style:family="table-column">
      <style:table-column-properties fo:break-before="auto" style:column-width="75.66pt"/>
    </style:style>
    <style:style style:name="co28" style:family="table-column">
      <style:table-column-properties fo:break-before="auto" style:column-width="73.3pt"/>
    </style:style>
    <style:style style:name="co29" style:family="table-column">
      <style:table-column-properties fo:break-before="auto" style:column-width="94.14pt"/>
    </style:style>
    <style:style style:name="co30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number:date-style style:name="N1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3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E1]&lt;[.E2]-1)" style:apply-style-name="Unbenannt2" style:base-cell-address="Tabelle1.E1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E1]&lt;[.E2]-1)" style:apply-style-name="Unbenannt2" style:base-cell-address="Tabelle1.E1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E81]&lt;[.E82]-1)" style:apply-style-name="Unbenannt2" style:base-cell-address="Tabelle1.E81"/>
    </style:style>
    <style:style style:name="ce12" style:family="table-cell" style:parent-style-name="Default" style:data-style-name="N1004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E81]&lt;[.E82]-1)" style:apply-style-name="Unbenannt2" style:base-cell-address="Tabelle1.E81"/>
    </style:style>
    <style:style style:name="ce13" style:family="table-cell" style:parent-style-name="Default">
      <style:map style:condition="is-true-formula([.E1]&lt;[.E2]-1)" style:apply-style-name="Unbenannt2" style:base-cell-address="Tabelle1.E1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4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1" office:value-type="string" calcext:value-type="string">
            <text:p>jsonData.app_id</text:p>
          </table:table-cell>
          <table:table-cell table:style-name="ce1" office:value-type="string" calcext:value-type="string">
            <text:p>jsonData.dev_id</text:p>
          </table:table-cell>
          <table:table-cell table:style-name="ce1" office:value-type="string" calcext:value-type="string">
            <text:p>jsonData.hardware_serial</text:p>
          </table:table-cell>
          <table:table-cell table:style-name="ce1" office:value-type="string" calcext:value-type="string">
            <text:p>jsonData.port</text:p>
          </table:table-cell>
          <table:table-cell table:style-name="ce9" office:value-type="string" calcext:value-type="string">
            <text:p>jsonData.counter</text:p>
          </table:table-cell>
          <table:table-cell table:style-name="ce1" office:value-type="string" calcext:value-type="string">
            <text:p>jsonData.payload_raw</text:p>
          </table:table-cell>
          <table:table-cell table:style-name="ce1" office:value-type="string" calcext:value-type="string">
            <text:p>jsonData.payload_decoded</text:p>
          </table:table-cell>
          <table:table-cell table:style-name="ce1" office:value-type="string" calcext:value-type="string">
            <text:p>jsonData.metadata.time</text:p>
          </table:table-cell>
          <table:table-cell table:style-name="ce1" office:value-type="string" calcext:value-type="string">
            <text:p>jsonData.metadata.frequency</text:p>
          </table:table-cell>
          <table:table-cell table:style-name="ce1" office:value-type="string" calcext:value-type="string">
            <text:p>jsonData.metadata.modulation</text:p>
          </table:table-cell>
          <table:table-cell table:style-name="ce1" office:value-type="string" calcext:value-type="string">
            <text:p>jsonData.metadata.data_rate</text:p>
          </table:table-cell>
          <table:table-cell table:style-name="ce1" office:value-type="string" calcext:value-type="string">
            <text:p>jsonData.metadata.coding_rate</text:p>
          </table:table-cell>
          <table:table-cell table:style-name="ce1" office:value-type="string" calcext:value-type="string">
            <text:p>jsonData.metadata.downlink_url</text:p>
          </table:table-cell>
          <table:table-cell table:style-name="ce1" office:value-type="string" calcext:value-type="string">
            <text:p>gateway.gtw_id</text:p>
          </table:table-cell>
          <table:table-cell table:style-name="ce1" office:value-type="string" calcext:value-type="string">
            <text:p>gateway.timestamp</text:p>
          </table:table-cell>
          <table:table-cell table:style-name="ce1" office:value-type="string" calcext:value-type="string">
            <text:p>gateway.channel</text:p>
          </table:table-cell>
          <table:table-cell table:style-name="ce1" office:value-type="string" calcext:value-type="string">
            <text:p>gateway.rssi</text:p>
          </table:table-cell>
          <table:table-cell table:style-name="ce1" office:value-type="string" calcext:value-type="string">
            <text:p>gateway.snr</text:p>
          </table:table-cell>
          <table:table-cell table:style-name="ce1" office:value-type="string" calcext:value-type="string">
            <text:p>gateway.latitude</text:p>
          </table:table-cell>
          <table:table-cell table:style-name="ce1" office:value-type="string" calcext:value-type="string">
            <text:p>gateway.longitude</text:p>
          </table:table-cell>
          <table:table-cell table:style-name="ce1" office:value-type="string" calcext:value-type="string">
            <text:p>gateway.altitude</text:p>
          </table:table-cell>
          <table:table-cell table:style-name="ce1" office:value-type="string" calcext:value-type="string">
            <text:p>gateway.gtw_id</text:p>
          </table:table-cell>
          <table:table-cell table:style-name="ce1" office:value-type="string" calcext:value-type="string">
            <text:p>gateway.timestamp</text:p>
          </table:table-cell>
          <table:table-cell table:style-name="ce1" office:value-type="string" calcext:value-type="string">
            <text:p>gateway.channel</text:p>
          </table:table-cell>
          <table:table-cell table:style-name="ce1" office:value-type="string" calcext:value-type="string">
            <text:p>gateway.rssi</text:p>
          </table:table-cell>
          <table:table-cell table:style-name="ce1" office:value-type="string" calcext:value-type="string">
            <text:p>gateway.snr</text:p>
          </table:table-cell>
          <table:table-cell table:style-name="ce1" office:value-type="string" calcext:value-type="string">
            <text:p>gateway.latitude</text:p>
          </table:table-cell>
          <table:table-cell table:style-name="ce1" office:value-type="string" calcext:value-type="string">
            <text:p>gateway.longitude</text:p>
          </table:table-cell>
          <table:table-cell table:style-name="ce1" office:value-type="string" calcext:value-type="string">
            <text:p>gateway.altitude</text:p>
          </table:table-cell>
          <table:table-cell table:style-name="ce1" office:value-type="string" calcext:value-type="string">
            <text:p>gateway.gtw_id</text:p>
          </table:table-cell>
          <table:table-cell table:style-name="ce1" office:value-type="string" calcext:value-type="string">
            <text:p>gateway.timestamp</text:p>
          </table:table-cell>
          <table:table-cell table:style-name="ce1" office:value-type="string" calcext:value-type="string">
            <text:p>gateway.channel</text:p>
          </table:table-cell>
          <table:table-cell table:style-name="ce1" office:value-type="string" calcext:value-type="string">
            <text:p>gateway.rssi</text:p>
          </table:table-cell>
          <table:table-cell table:style-name="ce1" office:value-type="string" calcext:value-type="string">
            <text:p>gateway.snr</text:p>
          </table:table-cell>
          <table:table-cell table:style-name="ce1" office:value-type="string" calcext:value-type="string">
            <text:p>gateway.latitude</text:p>
          </table:table-cell>
          <table:table-cell table:style-name="ce1" office:value-type="string" calcext:value-type="string">
            <text:p>gateway.longitude</text:p>
          </table:table-cell>
          <table:table-cell table:style-name="ce1" office:value-type="string" calcext:value-type="string">
            <text:p>gateway.altitude</text:p>
          </table:table-cell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1" office:value-type="string" calcext:value-type="string">
            <text:p>TW9pbgAAAAAAAAAAAAAAAAAAAAAAAAAAAAAAAAAAAAAAAAAAAAAAAA==</text:p>
          </table:table-cell>
          <table:table-cell table:style-name="ce1" office:value-type="string" calcext:value-type="string">
            <text:p>Moin</text:p>
          </table:table-cell>
          <table:table-cell table:style-name="ce1" office:value-type="string" calcext:value-type="string">
            <text:p>2020-06-12T15:04:56.676741706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011301563" calcext:value-type="float">
            <text:p>201130156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6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01593699" calcext:value-type="float">
            <text:p>110159369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2T15:05:29.272881041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043860939" calcext:value-type="float">
            <text:p>20438609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34153083" calcext:value-type="float">
            <text:p>11341530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2T15:06:55.994188636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220915163" calcext:value-type="float">
            <text:p>12209151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2T15:08:07.594137698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202222652" calcext:value-type="float">
            <text:p>220222265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292514876" calcext:value-type="float">
            <text:p>129251487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2T15:09:34.050602207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2288667515" calcext:value-type="float">
            <text:p>22886675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378959771" calcext:value-type="float">
            <text:p>13789597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2T16:05:29.255052341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39193619" calcext:value-type="float">
            <text:p>4391936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2T16:06:55.988793539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435643132" calcext:value-type="float">
            <text:p>14356431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float" office:value="-4" calcext:value-type="float">
            <text:p>-4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525936972" calcext:value-type="float">
            <text:p>52593697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2T16:08:07.601479262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597545867" calcext:value-type="float">
            <text:p>5975458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8" calcext:value-type="float">
            <text:p>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2T16:09:34.045542755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593703123" calcext:value-type="float">
            <text:p>15937031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683997035" calcext:value-type="float">
            <text:p>68399703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2T17:21:05.049491599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1591886324" calcext:value-type="float">
            <text:p>15918863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5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680034476" calcext:value-type="float">
            <text:p>68003447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2T18:32:39.87590631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589587211" calcext:value-type="float">
            <text:p>15895872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1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679885035" calcext:value-type="float">
            <text:p>6798850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1" calcext:value-type="float">
            <text:p>11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2T19:05:29.263679511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649283859" calcext:value-type="float">
            <text:p>26492838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2T19:06:55.94949052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3647817851" calcext:value-type="float">
            <text:p>36478178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645671747" calcext:value-type="float">
            <text:p>36456717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735970507" calcext:value-type="float">
            <text:p>27359705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9" calcext:value-type="float">
            <text:p>-89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 table:style-name="ce1" office:value-type="string" calcext:value-type="string">
            <text:p>undefined</text:p>
          </table:table-cell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3" calcext:value-type="float">
            <text:p>13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2T19:08:07.598150806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807605883" calcext:value-type="float">
            <text:p>280760588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0" calcext:value-type="float">
            <text:p>-80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4" calcext:value-type="float">
            <text:p>1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2T19:09:34.056058936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894068995" calcext:value-type="float">
            <text:p>28940689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2T20:21:01.304674464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3798202899" calcext:value-type="float">
            <text:p>379820289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796057891" calcext:value-type="float">
            <text:p>379605789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886358707" calcext:value-type="float">
            <text:p>28863587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6" calcext:value-type="float">
            <text:p>1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2T21:32:32.91198065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792697227" calcext:value-type="float">
            <text:p>37926972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3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882999995" calcext:value-type="float">
            <text:p>28829999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7" calcext:value-type="float">
            <text:p>17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2T22:05:29.287404391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474103859" calcext:value-type="float">
            <text:p>147410385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564407523" calcext:value-type="float">
            <text:p>5644075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8" calcext:value-type="float">
            <text:p>18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2T22:06:55.918812572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560732596" calcext:value-type="float">
            <text:p>156073259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651036300" calcext:value-type="float">
            <text:p>6510363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19" calcext:value-type="float">
            <text:p>19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2T22:08:07.582433212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632394187" calcext:value-type="float">
            <text:p>16323941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2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722697915" calcext:value-type="float">
            <text:p>7226979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1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2T22:09:34.052301362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718869131" calcext:value-type="float">
            <text:p>17188691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05" calcext:value-type="float">
            <text:p>-105</text:p>
          </table:table-cell>
          <table:table-cell table:style-name="ce1" office:value-type="string" calcext:value-type="string">
            <text:p>1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809172899" calcext:value-type="float">
            <text:p>8091728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1" calcext:value-type="float">
            <text:p>21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2T23:21:00.383448831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800529868" calcext:value-type="float">
            <text:p>80052986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2" calcext:value-type="float">
            <text:p>2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3T00:32:30.636119936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705506987" calcext:value-type="float">
            <text:p>17055069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795814563" calcext:value-type="float">
            <text:p>7958145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3" calcext:value-type="float">
            <text:p>23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3T01:05:29.312525431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774495755" calcext:value-type="float">
            <text:p>27744957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4" calcext:value-type="float">
            <text:p>24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3T01:06:55.893936757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770757604" calcext:value-type="float">
            <text:p>377075760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3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861066076" calcext:value-type="float">
            <text:p>286106607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5" calcext:value-type="float">
            <text:p>25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3T01:08:07.566586655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932753875" calcext:value-type="float">
            <text:p>293275387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3T01:09:34.06488205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19240427" calcext:value-type="float">
            <text:p>30192404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7" calcext:value-type="float">
            <text:p>27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3T02:20:56.05140405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3918102363" calcext:value-type="float">
            <text:p>39181023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6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915962563" calcext:value-type="float">
            <text:p>391596256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06272939" calcext:value-type="float">
            <text:p>30062729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8" calcext:value-type="float">
            <text:p>2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3T03:32:24.678205638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999922915" calcext:value-type="float">
            <text:p>29999229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29" calcext:value-type="float">
            <text:p>2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3T04:05:29.332817207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689618019" calcext:value-type="float">
            <text:p>6896180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0" calcext:value-type="float">
            <text:p>3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3T04:06:55.84183936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685816123" calcext:value-type="float">
            <text:p>16858161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776129171" calcext:value-type="float">
            <text:p>77612917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1" calcext:value-type="float">
            <text:p>3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3T04:08:07.556456043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1759668403" calcext:value-type="float">
            <text:p>17596684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757530195" calcext:value-type="float">
            <text:p>17575301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847843267" calcext:value-type="float">
            <text:p>8478432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0" calcext:value-type="float">
            <text:p>-8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string" calcext:value-type="string">
            <text:p>undefined</text:p>
          </table:table-cell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2" calcext:value-type="float">
            <text:p>3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3T04:09:34.060531823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844028411" calcext:value-type="float">
            <text:p>18440284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4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934341515" calcext:value-type="float">
            <text:p>9343415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3" calcext:value-type="float">
            <text:p>33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3T05:20:56.244774296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831248988" calcext:value-type="float">
            <text:p>183124898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3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921563900" calcext:value-type="float">
            <text:p>9215639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4" calcext:value-type="float">
            <text:p>3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3T06:32:24.231663194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824268339" calcext:value-type="float">
            <text:p>18242683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1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914585115" calcext:value-type="float">
            <text:p>9145851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0" calcext:value-type="float">
            <text:p>-80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5" calcext:value-type="float">
            <text:p>35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3T07:05:29.3548985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809387403" calcext:value-type="float">
            <text:p>38093874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string" calcext:value-type="string">
            <text:p>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899705067" calcext:value-type="float">
            <text:p>28997050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0" calcext:value-type="float">
            <text:p>-80</text:p>
          </table:table-cell>
          <table:table-cell table:style-name="ce1" office:value-type="string" calcext:value-type="string">
            <text:p>7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6" calcext:value-type="float">
            <text:p>36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3T07:06:55.860422855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986157332" calcext:value-type="float">
            <text:p>298615733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7" calcext:value-type="float">
            <text:p>37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3T07:08:07.554054722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967580563" calcext:value-type="float">
            <text:p>39675805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4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057898307" calcext:value-type="float">
            <text:p>30578983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8" calcext:value-type="float">
            <text:p>3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3T07:09:34.063335579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4054090227" calcext:value-type="float">
            <text:p>40540902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2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144408011" calcext:value-type="float">
            <text:p>31444080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39" calcext:value-type="float">
            <text:p>39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3T08:05:29.362372982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114427308" calcext:value-type="float">
            <text:p>31144273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204746620" calcext:value-type="float">
            <text:p>22047466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3T08:06:55.796875119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200860539" calcext:value-type="float">
            <text:p>320086053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291179891" calcext:value-type="float">
            <text:p>22911798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8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1" calcext:value-type="float">
            <text:p>41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3T08:08:07.544424964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272610443" calcext:value-type="float">
            <text:p>32726104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2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362929827" calcext:value-type="float">
            <text:p>23629298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2" calcext:value-type="float">
            <text:p>4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3T08:09:34.058278605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3361258531" calcext:value-type="float">
            <text:p>336125853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float" office:value="-7" calcext:value-type="float">
            <text:p>-7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359123771" calcext:value-type="float">
            <text:p>335912377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4" calcext:value-type="float">
            <text:p>-114</text:p>
          </table:table-cell>
          <table:table-cell table:style-name="ce1" office:value-type="string" calcext:value-type="string">
            <text:p>-1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449443203" calcext:value-type="float">
            <text:p>24494432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3" calcext:value-type="float">
            <text:p>43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3T09:20:59.247299721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439661731" calcext:value-type="float">
            <text:p>24396617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4" calcext:value-type="float">
            <text:p>44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3T10:05:29.377044179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724505787" calcext:value-type="float">
            <text:p>17245057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814828315" calcext:value-type="float">
            <text:p>81482831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6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5" calcext:value-type="float">
            <text:p>45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3T10:06:55.772784111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810901667" calcext:value-type="float">
            <text:p>181090166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901224227" calcext:value-type="float">
            <text:p>90122422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9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6" calcext:value-type="float">
            <text:p>46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3T10:08:07.537982354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882669347" calcext:value-type="float">
            <text:p>18826693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3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972991939" calcext:value-type="float">
            <text:p>9729919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7" calcext:value-type="float">
            <text:p>47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�</text:p>
          </table:table-cell>
          <table:table-cell table:style-name="ce1" office:value-type="string" calcext:value-type="string">
            <text:p>2020-06-13T10:09:34.075162749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059512411" calcext:value-type="float">
            <text:p>10595124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8" calcext:value-type="float">
            <text:p>48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3T11:05:29.387017508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029544500" calcext:value-type="float">
            <text:p>10295445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4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119868532" calcext:value-type="float">
            <text:p>1198685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3T11:06:55.760968746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115921795" calcext:value-type="float">
            <text:p>11159217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4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06245867" calcext:value-type="float">
            <text:p>2062458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0" calcext:value-type="float">
            <text:p>50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3T11:08:07.537219253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187698195" calcext:value-type="float">
            <text:p>11876981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2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78022299" calcext:value-type="float">
            <text:p>2780222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1" calcext:value-type="float">
            <text:p>51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3T11:09:34.062948248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274222308" calcext:value-type="float">
            <text:p>12742223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-7" calcext:value-type="float">
            <text:p>-7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64546436" calcext:value-type="float">
            <text:p>3645464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2" calcext:value-type="float">
            <text:p>52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3T12:21:03.132162656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58652747" calcext:value-type="float">
            <text:p>3586527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1" calcext:value-type="float">
            <text:p>-81</text:p>
          </table:table-cell>
          <table:table-cell table:style-name="ce1" office:value-type="string" calcext:value-type="string">
            <text:p>1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3" calcext:value-type="float">
            <text:p>53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3T13:32:43.836725387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1276191363" calcext:value-type="float">
            <text:p>127619136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-8" calcext:value-type="float">
            <text:p>-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274061795" calcext:value-type="float">
            <text:p>127406179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1" calcext:value-type="float">
            <text:p>-111</text:p>
          </table:table-cell>
          <table:table-cell table:style-name="ce1" office:value-type="string" calcext:value-type="string">
            <text:p>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64389499" calcext:value-type="float">
            <text:p>3643894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4" calcext:value-type="float">
            <text:p>54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3T14:05:29.408974789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239633515" calcext:value-type="float">
            <text:p>32396335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5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329962083" calcext:value-type="float">
            <text:p>23299620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3T14:06:55.731635763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3328086092" calcext:value-type="float">
            <text:p>332808609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7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325957020" calcext:value-type="float">
            <text:p>33259570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2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416285620" calcext:value-type="float">
            <text:p>24162856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8,8</text:p>
          </table:table-cell>
          <table:table-cell table:number-columns-repeated="3" table:style-name="ce1" office:value-type="string" calcext:value-type="string">
            <text:p>undefined</text:p>
          </table:table-cell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6" calcext:value-type="float">
            <text:p>56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3T14:08:07.541788077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397759371" calcext:value-type="float">
            <text:p>339775937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09" calcext:value-type="float">
            <text:p>-109</text:p>
          </table:table-cell>
          <table:table-cell table:style-name="ce1" office:value-type="string" calcext:value-type="string">
            <text:p>-1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488088003" calcext:value-type="float">
            <text:p>24880880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7" calcext:value-type="float">
            <text:p>57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3T14:09:34.070767228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484294155" calcext:value-type="float">
            <text:p>348429415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string" calcext:value-type="string">
            <text:p>-8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574622827" calcext:value-type="float">
            <text:p>25746228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3T15:21:09.734285963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3487114891" calcext:value-type="float">
            <text:p>348711489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4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484986979" calcext:value-type="float">
            <text:p>348498697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string" calcext:value-type="string">
            <text:p>-2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575317587" calcext:value-type="float">
            <text:p>25753175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9" calcext:value-type="float">
            <text:p>-89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59" calcext:value-type="float">
            <text:p>59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3T16:32:46.46953058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577083187" calcext:value-type="float">
            <text:p>25770831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3T17:05:29.440291977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45088603" calcext:value-type="float">
            <text:p>2450886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3T17:06:55.718435075Z</text:p>
          </table:table-cell>
          <table:table-cell table:style-name="ce1" office:value-type="string" calcext:value-type="string">
            <text:p>867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241025443" calcext:value-type="float">
            <text:p>124102544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-2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31359035" calcext:value-type="float">
            <text:p>33135903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string" calcext:value-type="string">
            <text:p>1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3T17:08:07.535265778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312853043" calcext:value-type="float">
            <text:p>131285304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0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03186675" calcext:value-type="float">
            <text:p>4031866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0" calcext:value-type="float">
            <text:p>-8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3T17:09:34.086910172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89733675" calcext:value-type="float">
            <text:p>4897336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2" calcext:value-type="float">
            <text:p>-82</text:p>
          </table:table-cell>
          <table:table-cell table:style-name="ce1" office:value-type="string" calcext:value-type="string">
            <text:p>8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3T18:21:07.463129057Z</text:p>
          </table:table-cell>
          <table:table-cell table:style-name="ce1" office:value-type="string" calcext:value-type="string">
            <text:p>867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397806428" calcext:value-type="float">
            <text:p>139780642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2" calcext:value-type="float">
            <text:p>-11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88142124" calcext:value-type="float">
            <text:p>48814212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3T19:32:43.21336031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88928843" calcext:value-type="float">
            <text:p>4889288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string" calcext:value-type="string">
            <text:p>9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3T20:05:29.475479549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455183707" calcext:value-type="float">
            <text:p>245518370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string" calcext:value-type="string">
            <text:p>7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67" calcext:value-type="float">
            <text:p>67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3T20:06:55.681468966Z</text:p>
          </table:table-cell>
          <table:table-cell table:style-name="ce1" office:value-type="string" calcext:value-type="string">
            <text:p>867,7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541398748" calcext:value-type="float">
            <text:p>254139874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87" calcext:value-type="float">
            <text:p>-87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3T20:08:07.534807586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522912427" calcext:value-type="float">
            <text:p>35229124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9" calcext:value-type="float">
            <text:p>-119</text:p>
          </table:table-cell>
          <table:table-cell table:style-name="ce1" office:value-type="string" calcext:value-type="string">
            <text:p>-3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613251131" calcext:value-type="float">
            <text:p>26132511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3T20:09:34.096525329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699809523" calcext:value-type="float">
            <text:p>26998095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3T21:21:04.513180599Z</text:p>
          </table:table-cell>
          <table:table-cell table:style-name="ce1" office:value-type="string" calcext:value-type="string">
            <text:p>867,9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3607047868" calcext:value-type="float">
            <text:p>360704786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7" calcext:value-type="float">
            <text:p>-117</text:p>
          </table:table-cell>
          <table:table-cell table:style-name="ce1" office:value-type="string" calcext:value-type="string">
            <text:p>-4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604925220" calcext:value-type="float">
            <text:p>36049252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695265972" calcext:value-type="float">
            <text:p>269526597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10,8</text:p>
          </table:table-cell>
          <table:table-cell table:number-columns-repeated="3" table:style-name="ce1" office:value-type="string" calcext:value-type="string">
            <text:p>undefined</text:p>
          </table:table-cell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3T22:32:38.58360693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694362019" calcext:value-type="float">
            <text:p>26943620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84" calcext:value-type="float">
            <text:p>-8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WzJdIEQyMC8wNS8xOCB0MTI6MDAgVzAwMDAgVDAwMDAgPyAxICAgAA==</text:p>
          </table:table-cell>
          <table:table-cell table:style-name="ce1" office:value-type="string" calcext:value-type="string">
            <text:p>[2] D20/05/18 t12:00 W0000 T0000 ? 1 </text:p>
          </table:table-cell>
          <table:table-cell table:style-name="ce1" office:value-type="string" calcext:value-type="string">
            <text:p>2020-06-13T23:05:29.498102001Z</text:p>
          </table:table-cell>
          <table:table-cell table:style-name="ce1" office:value-type="string" calcext:value-type="string">
            <text:p>868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279965003" calcext:value-type="float">
            <text:p>12799650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6,8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370308643" calcext:value-type="float">
            <text:p>3703086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85" calcext:value-type="float">
            <text:p>-85</text:p>
          </table:table-cell>
          <table:table-cell table:style-name="ce1" office:value-type="string" calcext:value-type="string">
            <text:p>10,2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WzNdIEQyMC8wNS8xOCB0MTI6MDAgVzAwMDAgVDAwMDAgPyAxICAgAA==</text:p>
          </table:table-cell>
          <table:table-cell table:style-name="ce1" office:value-type="string" calcext:value-type="string">
            <text:p>[3] D20/05/18 t12:00 W0000 T0000 ? 1 </text:p>
          </table:table-cell>
          <table:table-cell table:style-name="ce1" office:value-type="string" calcext:value-type="string">
            <text:p>2020-06-13T23:06:55.649301534Z</text:p>
          </table:table-cell>
          <table:table-cell table:style-name="ce1" office:value-type="string" calcext:value-type="string">
            <text:p>867,1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a9698</text:p>
          </table:table-cell>
          <table:table-cell table:style-name="ce1" office:value-type="float" office:value="1368244155" calcext:value-type="float">
            <text:p>13682441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6" calcext:value-type="float">
            <text:p>-116</text:p>
          </table:table-cell>
          <table:table-cell table:style-name="ce1" office:value-type="string" calcext:value-type="string">
            <text:p>-5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366123027" calcext:value-type="float">
            <text:p>13661230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456466707" calcext:value-type="float">
            <text:p>45646670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9" calcext:value-type="float">
            <text:p>-89</text:p>
          </table:table-cell>
          <table:table-cell table:style-name="ce1" office:value-type="string" calcext:value-type="string">
            <text:p>9,5</text:p>
          </table:table-cell>
          <table:table-cell table:number-columns-repeated="3" table:style-name="ce1" office:value-type="string" calcext:value-type="string">
            <text:p>undefined</text:p>
          </table:table-cell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string" calcext:value-type="string">
            <text:p>WzRdIEQyMC8wNS8xOCB0MTI6MDAgVzAwMDAgVDAwMDAgPyAxICAgAA==</text:p>
          </table:table-cell>
          <table:table-cell table:style-name="ce1" office:value-type="string" calcext:value-type="string">
            <text:p>[4] D20/05/18 t12:00 W0000 T0000 ? 1 </text:p>
          </table:table-cell>
          <table:table-cell table:style-name="ce1" office:value-type="string" calcext:value-type="string">
            <text:p>2020-06-13T23:08:07.534900631Z</text:p>
          </table:table-cell>
          <table:table-cell table:style-name="ce1" office:value-type="string" calcext:value-type="string">
            <text:p>868,3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528344035" calcext:value-type="float">
            <text:p>5283440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83" calcext:value-type="float">
            <text:p>-8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1" office:value-type="string" calcext:value-type="string">
            <text:p>test_04_02_19</text:p>
          </table:table-cell>
          <table:table-cell table:style-name="ce1" office:value-type="string" calcext:value-type="string">
            <text:p>pycomarduino</text:p>
          </table:table-cell>
          <table:table-cell table:style-name="ce1" office:value-type="string" calcext:value-type="string">
            <text:p>0058924AB98D5AD4</text:p>
          </table:table-cell>
          <table:table-cell table:style-name="ce1" office:value-type="float" office:value="1" calcext:value-type="float">
            <text:p>1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WzVdIEQyMC8wNS8xOCB0MTI6MDAgVzAwMDAgVDAwMDAgPyAxICAgAA==</text:p>
          </table:table-cell>
          <table:table-cell table:style-name="ce1" office:value-type="string" calcext:value-type="string">
            <text:p>[5] D20/05/18 t12:00 W0000 T0000 ? 1 </text:p>
          </table:table-cell>
          <table:table-cell table:style-name="ce1" office:value-type="string" calcext:value-type="string">
            <text:p>2020-06-13T23:09:34.13932144Z</text:p>
          </table:table-cell>
          <table:table-cell table:style-name="ce1" office:value-type="string" calcext:value-type="string">
            <text:p>868,5</text:p>
          </table:table-cell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1524569891" calcext:value-type="float">
            <text:p>152456989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-113" calcext:value-type="float">
            <text:p>-113</text:p>
          </table:table-cell>
          <table:table-cell table:style-name="ce1" office:value-type="string" calcext:value-type="string">
            <text:p>0,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16"/>
        </table:table-row>
        <table:table-row table:style-name="ro1">
          <table:table-cell table:style-name="ce2" table:number-columns-repeated="4"/>
          <table:table-cell table:style-name="ce10"/>
          <table:table-cell table:style-name="ce2" table:number-columns-repeated="4"/>
          <table:table-cell table:style-name="ce1" office:value-type="string" calcext:value-type="string">
            <text:p>LORA</text:p>
          </table:table-cell>
          <table:table-cell table:style-name="ce1" office:value-type="string" calcext:value-type="string">
            <text:p>SF7BW125</text:p>
          </table:table-cell>
          <table:table-cell table:style-name="ce8" office:value-type="string" calcext:value-type="string">
            <text:p>4/5</text:p>
          </table:table-cell>
          <table:table-cell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fcc23dfffe0b696a</text:p>
          </table:table-cell>
          <table:table-cell table:style-name="ce1" office:value-type="float" office:value="3722415452" calcext:value-type="float">
            <text:p>372241545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115" calcext:value-type="float">
            <text:p>-115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1" office:value-type="string" calcext:value-type="string">
            <text:p>eui-b827ebfffef74e1a</text:p>
          </table:table-cell>
          <table:table-cell table:style-name="ce1" office:value-type="float" office:value="2812817316" calcext:value-type="float">
            <text:p>281281731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-80" calcext:value-type="float">
            <text:p>-8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string" calcext:value-type="string">
            <text:p>undefined</text:p>
          </table:table-cell>
          <table:table-cell table:style-name="ce2" table:number-columns-repeated="8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9"/>
          <table:table-cell table:style-name="ce2" table:number-columns-repeated="16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17"/>
          <table:table-cell table:style-name="ce2" table:number-columns-repeated="8"/>
        </table:table-row>
        <table:table-row table:style-name="ro1">
          <table:table-cell table:style-name="ce2" table:number-columns-repeated="4"/>
          <table:table-cell table:style-name="ce11"/>
          <table:table-cell table:style-name="ce1" table:number-columns-repeated="6"/>
          <table:table-cell table:style-name="ce8"/>
          <table:table-cell table:style-name="ce1" table:number-columns-repeated="17"/>
          <table:table-cell table:style-name="ce2" table:number-columns-repeated="8"/>
        </table:table-row>
        <table:table-row table:style-name="ro1">
          <table:table-cell table:style-name="ce2" office:value-type="string" calcext:value-type="string">
            <text:p>Werte empfangen gesamt: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Startzeit:</text:p>
          </table:table-cell>
          <table:table-cell table:style-name="ce7" office:value-type="date" office:date-value="2020-06-12" calcext:value-type="date">
            <text:p>12.06.20</text:p>
          </table:table-cell>
          <table:table-cell table:style-name="ce12" office:value-type="time" office:time-value="PT15H04M56S" calcext:value-type="time">
            <text:p>15:04:56</text:p>
          </table:table-cell>
          <table:table-cell table:style-name="ce1" table:number-columns-repeated="6"/>
          <table:table-cell table:style-name="ce8"/>
          <table:table-cell table:style-name="ce1" table:number-columns-repeated="9"/>
          <table:table-cell table:style-name="ce2" table:number-columns-repeated="16"/>
        </table:table-row>
        <table:table-row table:style-name="ro1">
          <table:table-cell table:style-name="ce2" office:value-type="string" calcext:value-type="string">
            <text:p>Akkulaufzeit(T):</text:p>
          </table:table-cell>
          <table:table-cell table:style-name="ce5" table:formula="of:=[.D83]+[.E83]-[.D82]-[.E82]" office:value-type="float" office:value="1.3365509259243" calcext:value-type="float">
            <text:p>1.34</text:p>
          </table:table-cell>
          <table:table-cell table:style-name="ce2" office:value-type="string" calcext:value-type="string">
            <text:p>Endzeit:</text:p>
          </table:table-cell>
          <table:table-cell table:style-name="ce7" office:value-type="date" office:date-value="2020-06-13" calcext:value-type="date">
            <text:p>13.06.20</text:p>
          </table:table-cell>
          <table:table-cell table:style-name="ce12" office:value-type="time" office:time-value="PT23H09M34S" calcext:value-type="time">
            <text:p>23:09:34</text:p>
          </table:table-cell>
          <table:table-cell table:style-name="ce1" table:number-columns-repeated="6"/>
          <table:table-cell table:style-name="ce8"/>
          <table:table-cell table:style-name="ce1" table:number-columns-repeated="9"/>
          <table:table-cell table:style-name="ce2" table:number-columns-repeated="16"/>
        </table:table-row>
        <table:table-row table:style-name="ro1">
          <table:table-cell table:style-name="ce2" office:value-type="string" calcext:value-type="string">
            <text:p>Akkulaufzeit(H):</text:p>
          </table:table-cell>
          <table:table-cell table:style-name="ce2" table:formula="of:=[.B83]*24" office:value-type="float" office:value="32.0772222221832" calcext:value-type="float">
            <text:p>32.0772222221832</text:p>
          </table:table-cell>
          <table:table-cell table:style-name="ce2" table:number-columns-repeated="2"/>
          <table:table-cell table:style-name="ce11"/>
          <table:table-cell table:style-name="ce1" table:number-columns-repeated="6"/>
          <table:table-cell table:style-name="ce8"/>
          <table:table-cell table:style-name="ce1" table:number-columns-repeated="17"/>
          <table:table-cell table:style-name="ce2" table:number-columns-repeated="8"/>
        </table:table-row>
        <table:table-row table:style-name="ro1">
          <table:table-cell table:style-name="ce2" office:value-type="string" calcext:value-type="string">
            <text:p>Erwartete Packete:</text:p>
          </table:table-cell>
          <table:table-cell table:style-name="ce2" table:formula="of:=ROUNDUP([.B84])*4" office:value-type="float" office:value="132" calcext:value-type="float">
            <text:p>132</text:p>
          </table:table-cell>
          <table:table-cell table:style-name="ce2" table:number-columns-repeated="2"/>
          <table:table-cell table:style-name="ce11"/>
          <table:table-cell table:style-name="ce1" table:number-columns-repeated="6"/>
          <table:table-cell table:style-name="ce8"/>
          <table:table-cell table:style-name="ce1" table:number-columns-repeated="9"/>
          <table:table-cell table:style-name="ce2" table:number-columns-repeated="16"/>
        </table:table-row>
        <table:table-row table:style-name="ro1">
          <table:table-cell table:style-name="ce2" office:value-type="string" calcext:value-type="string">
            <text:p>Empfangene Pakete %:</text:p>
          </table:table-cell>
          <table:table-cell table:style-name="ce6" table:formula="of:=[.B82]/[.B85]" office:value-type="percentage" office:value="0.568181818181818" calcext:value-type="percentage">
            <text:p>56.82%</text:p>
          </table:table-cell>
          <table:table-cell table:style-name="ce2" table:number-columns-repeated="2"/>
          <table:table-cell table:style-name="ce11"/>
          <table:table-cell table:style-name="ce1" table:number-columns-repeated="6"/>
          <table:table-cell table:style-name="ce8"/>
          <table:table-cell table:style-name="ce1" table:number-columns-repeated="17"/>
          <table:table-cell table:style-name="ce2" table:number-columns-repeated="8"/>
        </table:table-row>
        <table:table-row table:style-name="ro1">
          <table:table-cell table:style-name="ce2" table:number-columns-repeated="4"/>
          <table:table-cell table:style-name="ce11"/>
          <table:table-cell table:style-name="ce1" table:number-columns-repeated="6"/>
          <table:table-cell table:style-name="ce8"/>
          <table:table-cell table:style-name="ce1" table:number-columns-repeated="9"/>
          <table:table-cell table:style-name="ce2" table:number-columns-repeated="16"/>
        </table:table-row>
        <table:table-row table:style-name="ro1" table:number-rows-repeated="2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17"/>
          <table:table-cell table:style-name="ce2" table:number-columns-repeated="8"/>
        </table:table-row>
        <table:table-row table:style-name="ro1" table:number-rows-repeated="4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9"/>
          <table:table-cell table:style-name="ce2" table:number-columns-repeated="16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17"/>
          <table:table-cell table:style-name="ce2" table:number-columns-repeated="8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9"/>
          <table:table-cell table:style-name="ce2" table:number-columns-repeated="16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17"/>
          <table:table-cell table:style-name="ce2" table:number-columns-repeated="8"/>
        </table:table-row>
        <table:table-row table:style-name="ro1" table:number-rows-repeated="3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9"/>
          <table:table-cell table:style-name="ce2" table:number-columns-repeated="16"/>
        </table:table-row>
        <table:table-row table:style-name="ro1" table:number-rows-repeated="2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17"/>
          <table:table-cell table:style-name="ce2" table:number-columns-repeated="8"/>
        </table:table-row>
        <table:table-row table:style-name="ro1" table:number-rows-repeated="7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9"/>
          <table:table-cell table:style-name="ce2" table:number-columns-repeated="16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17"/>
          <table:table-cell table:style-name="ce2" table:number-columns-repeated="8"/>
        </table:table-row>
        <table:table-row table:style-name="ro1" table:number-rows-repeated="5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9"/>
          <table:table-cell table:style-name="ce2" table:number-columns-repeated="16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17"/>
          <table:table-cell table:style-name="ce2" table:number-columns-repeated="8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9"/>
          <table:table-cell table:style-name="ce2" table:number-columns-repeated="16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17"/>
          <table:table-cell table:style-name="ce2" table:number-columns-repeated="8"/>
        </table:table-row>
        <table:table-row table:style-name="ro1" table:number-rows-repeated="3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9"/>
          <table:table-cell table:style-name="ce2" table:number-columns-repeated="16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17"/>
          <table:table-cell table:style-name="ce2" table:number-columns-repeated="8"/>
        </table:table-row>
        <table:table-row table:style-name="ro1" table:number-rows-repeated="2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9"/>
          <table:table-cell table:style-name="ce2" table:number-columns-repeated="16"/>
        </table:table-row>
        <table:table-row table:style-name="ro1" table:number-rows-repeated="2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17"/>
          <table:table-cell table:style-name="ce2" table:number-columns-repeated="8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9"/>
          <table:table-cell table:style-name="ce2" table:number-columns-repeated="16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17"/>
          <table:table-cell table:style-name="ce2" table:number-columns-repeated="8"/>
        </table:table-row>
        <table:table-row table:style-name="ro1" table:number-rows-repeated="2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9"/>
          <table:table-cell table:style-name="ce2" table:number-columns-repeated="16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17"/>
          <table:table-cell table:style-name="ce2" table:number-columns-repeated="8"/>
        </table:table-row>
        <table:table-row table:style-name="ro1" table:number-rows-repeated="4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9"/>
          <table:table-cell table:style-name="ce2" table:number-columns-repeated="16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17"/>
          <table:table-cell table:style-name="ce2" table:number-columns-repeated="8"/>
        </table:table-row>
        <table:table-row table:style-name="ro1" table:number-rows-repeated="2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9"/>
          <table:table-cell table:style-name="ce2" table:number-columns-repeated="16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17"/>
          <table:table-cell table:style-name="ce2" table:number-columns-repeated="8"/>
        </table:table-row>
        <table:table-row table:style-name="ro1" table:number-rows-repeated="8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9"/>
          <table:table-cell table:style-name="ce2" table:number-columns-repeated="16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17"/>
          <table:table-cell table:style-name="ce2" table:number-columns-repeated="8"/>
        </table:table-row>
        <table:table-row table:style-name="ro1" table:number-rows-repeated="5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9"/>
          <table:table-cell table:style-name="ce2" table:number-columns-repeated="16"/>
        </table:table-row>
        <table:table-row table:style-name="ro1" table:number-rows-repeated="2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17"/>
          <table:table-cell table:style-name="ce2" table:number-columns-repeated="8"/>
        </table:table-row>
        <table:table-row table:style-name="ro1" table:number-rows-repeated="2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9"/>
          <table:table-cell table:style-name="ce2" table:number-columns-repeated="16"/>
        </table:table-row>
        <table:table-row table:style-name="ro1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17"/>
          <table:table-cell table:style-name="ce2" table:number-columns-repeated="8"/>
        </table:table-row>
        <table:table-row table:style-name="ro1" table:number-rows-repeated="3">
          <table:table-cell table:style-name="ce1" table:number-columns-repeated="4"/>
          <table:table-cell table:style-name="ce9"/>
          <table:table-cell table:style-name="ce1" table:number-columns-repeated="6"/>
          <table:table-cell table:style-name="ce8"/>
          <table:table-cell table:style-name="ce1" table:number-columns-repeated="9"/>
          <table:table-cell table:style-name="ce2" table:number-columns-repeated="16"/>
        </table:table-row>
        <table:table-row table:style-name="ro1" table:number-rows-repeated="39">
          <table:table-cell table:number-columns-repeated="37"/>
        </table:table-row>
        <table:table-row table:style-name="ro1" table:number-rows-repeated="877">
          <table:table-cell table:style-name="ce2" table:number-columns-repeated="4"/>
          <table:table-cell table:style-name="ce10"/>
          <table:table-cell table:style-name="ce2" table:number-columns-repeated="32"/>
        </table:table-row>
        <table:table-row table:style-name="ro1" table:number-rows-repeated="1047499">
          <table:table-cell table:number-columns-repeated="37"/>
        </table:table-row>
        <table:table-row table:style-name="ro1">
          <table:table-cell table:number-columns-repeated="37"/>
        </table:table-row>
        <calcext:conditional-formats>
          <calcext:conditional-format calcext:target-range-address="Tabelle1.E81:Tabelle1.E87">
            <calcext:condition calcext:apply-style-name="Unbenannt2" calcext:value="formula-is([.E81]&lt;[.E82]-1)" calcext:base-cell-address="Tabelle1.E81"/>
          </calcext:conditional-format>
          <calcext:conditional-format calcext:target-range-address="Tabelle1.E1:Tabelle1.E1048576">
            <calcext:condition calcext:apply-style-name="Unbenannt2" calcext:value="formula-is([.E1]&lt;[.E2]-1)" calcext:base-cell-address="Tabelle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2" style:family="table-cell" style:parent-style-name="Default">
      <style:table-cell-properties fo:background-color="#ed1c24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16:27:37.39509947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Helms</meta:initial-creator>
    <meta:creation-date>2020-05-22T09:09:17.924938860</meta:creation-date>
    <dc:date>2020-06-21T16:28:02.037241774</dc:date>
    <dc:creator>Daniel Helms</dc:creator>
    <meta:editing-duration>PT6H45M32S</meta:editing-duration>
    <meta:editing-cycles>13</meta:editing-cycles>
    <meta:generator>LibreOffice/6.0.7.3$Linux_X86_64 LibreOffice_project/00m0$Build-3</meta:generator>
    <meta:document-statistic meta:table-count="1" meta:cell-count="2149" meta:object-count="0"/>
  </office:meta>
</office:document-meta>
</file>